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7" office:value-type="float" office:value="9800" calcext:value-type="float">
            <text:p>9800</text:p>
          </table:table-cell>
        </table:table-row>
        <table:table-row table:style-name="ro3">
          <table:table-cell office:value-type="float" office:value="5800" calcext:value-type="float">
            <text:p>5800</text:p>
          </table:table-cell>
          <table:table-cell table:number-columns-repeated="5"/>
          <table:table-cell table:style-name="ce2" table:formula="of:=SUM([.A3:.F3])" office:value-type="float" office:value="5800" calcext:value-type="float">
            <text:p>58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A28:.F28])" office:value-type="float" office:value="305.263157894737" calcext:value-type="float">
            <text:p>305.263157894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/>
        </table:table-row>
        <table:table-row table:style-name="ro3">
          <table:table-cell table:number-columns-repeated="6"/>
          <table:table-cell table:style-name="ce2"/>
          <table:table-cell table:style-name="ce3" table:formula="of:=SUM([.B28:.F2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 table:style-name="ce2"/>
          <table:table-cell table:style-name="ce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3">
          <table:table-cell table:number-columns-repeated="2"/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8" office:value-type="string" calcext:value-type="string">
            <text:p>-Ani G</text:p>
          </table:table-cell>
          <table:table-cell table:number-columns-repeated="2"/>
          <table:table-cell table:number-columns-repeated="2" office:value-type="string" calcext:value-type="string">
            <text:p>-Gena</text:p>
          </table:table-cell>
          <table:table-cell table:number-columns-repeated="2"/>
          <table:table-cell table:style-name="ce3"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Ժոզեֆ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-Gena</text:p>
          </table:table-cell>
          <table:table-cell table:number-columns-repeated="2"/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table:formula="of:=SUM([.C28:.F2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3">
          <table:table-cell office:value-type="string" calcext:value-type="string">
            <text:p>-Karen</text:p>
          </table:table-cell>
          <table:table-cell table:number-columns-repeated="4"/>
          <table:table-cell office:value-type="string" calcext:value-type="string">
            <text:p>+Stepan</text:p>
          </table:table-cell>
          <table:table-cell/>
          <table:table-cell table:formula="of:=SUM([.B28:.F2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/>
        </table:table-row>
        <table:table-row table:style-name="ro3">
          <table:table-cell office:value-type="string" calcext:value-type="string">
            <text:p>-Nane</text:p>
          </table:table-cell>
          <table:table-cell table:number-columns-repeated="6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/>
        </table:table-row>
        <table:table-row table:style-name="ro3">
          <table:table-cell office:value-type="string" calcext:value-type="string">
            <text:p>-Sargis</text:p>
          </table:table-cell>
          <table:table-cell table:number-columns-repeated="6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Seryoja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table:style-name="ce27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table:style-name="ce29" office:value-type="string" calcext:value-type="string">
            <text:p>Tina</text:p>
          </table:table-cell>
          <table:table-cell table:style-name="Default" office:value-type="float" office:value="-170" calcext:value-type="float">
            <text:p>-17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Vah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Tatev</text:p>
          </table:table-cell>
          <table:table-cell office:value-type="float" office:value="1850" calcext:value-type="float">
            <text:p>1850</text:p>
          </table:table-cell>
          <table:table-cell/>
        </table:table-row>
        <table:table-row table:style-name="ro3">
          <table:table-cell table:number-columns-repeated="7"/>
          <table:table-cell table:formula="of:=SUM([.A28:.F28])" office:value-type="float" office:value="305.263157894737" calcext:value-type="float">
            <text:p>305.2631578947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/>
        </table:table-row>
        <table:table-row table:style-name="ro3">
          <table:table-cell table:number-columns-repeated="7"/>
          <table:table-cell table:formula="of:=SUM([.A28])" office:value-type="float" office:value="305.263157894737" calcext:value-type="float">
            <text:p>305.2631578947</text:p>
          </table:table-cell>
          <table:table-cell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8" office:value-type="float" office:value="0" calcext:value-type="float">
            <text:p>0</text:p>
          </table:table-cell>
          <table:table-cell table:style-name="ce2" table:formula="of:=[.C3]/16" office:value-type="float" office:value="0" calcext:value-type="float">
            <text:p>0</text:p>
          </table:table-cell>
          <table:table-cell table:style-name="ce2" table:formula="of:=[.D3]/15" office:value-type="float" office:value="0" calcext:value-type="float">
            <text:p>0</text:p>
          </table:table-cell>
          <table:table-cell table:style-name="ce2" table:formula="of:=[.E3]/15" office:value-type="float" office:value="0" calcext:value-type="float">
            <text:p>0</text:p>
          </table:table-cell>
          <table:table-cell table:style-name="ce2" table:formula="of:=[.F3]/18" office:value-type="float" office:value="0" calcext:value-type="float">
            <text:p>0</text:p>
          </table:table-cell>
          <table:table-cell/>
          <table:table-cell table:style-name="ce2" table:formula="of:=SUM([.H3:.H27])" office:value-type="float" office:value="5800" calcext:value-type="float">
            <text:p>5800</text:p>
          </table:table-cell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4:48:45.040855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0T16:53:27.611747139</dc:date>
    <meta:editing-duration>P3DT9H30M40S</meta:editing-duration>
    <meta:editing-cycles>1563</meta:editing-cycles>
    <meta:generator>LibreOffice/4.2.6.3$Linux_X86_64 LibreOffice_project/420m0$Build-3</meta:generator>
    <meta:document-statistic meta:table-count="11" meta:cell-count="3815" meta:object-count="0"/>
  </office:meta>
</office:document-meta>
</file>